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A6BB2897B4B7679A.png" manifest:media-type="image/png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D6B3BCE7DE888F30.gif" manifest:media-type="image/gif"/>
  <manifest:file-entry manifest:full-path="Pictures/1000036A0000036900000369BC9953444F91629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" svg:font-family="'Bitstream Vera Sans'" style:font-family-generic="swiss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1" svg:font-family="'DejaVu Sans Mono'" style:font-adornments="Fett" style:font-family-generic="modern" style:font-pitch="fixed"/>
    <style:font-face style:name="DejaVu Sans Mono" svg:font-family="'DejaVu Sans Mono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ans2" svg:font-family="'DejaVu Sans'" style:font-adornments="Fett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ans Condensed2" svg:font-family="'DejaVu Sans Condensed'" style:font-adornments="Schmal" style:font-family-generic="swiss" style:font-pitch="variable"/>
    <style:font-face style:name="DejaVu Sans Condensed" svg:font-family="'DejaVu Sans Condensed'" style:font-adornments="Schmal Fett" style:font-family-generic="swiss" style:font-pitch="variable"/>
    <style:font-face style:name="DejaVu Sans Condensed1" svg:font-family="'DejaVu Sans Condensed'" style:font-adornments="Schmal Schräg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LibOFußzeile">
      <style:text-properties fo:language="de" fo:country="DE"/>
    </style:style>
    <style:style style:name="P2" style:family="paragraph" style:parent-style-name="LibOFußzeile">
      <style:paragraph-properties fo:text-align="end" style:justify-single-word="false"/>
    </style:style>
    <style:style style:name="P3" style:family="paragraph" style:parent-style-name="LibOTextkörper">
      <style:text-properties officeooo:paragraph-rsid="001361d7"/>
    </style:style>
    <style:style style:name="P4" style:family="paragraph" style:parent-style-name="LibOListe_20_1_20_Ende">
      <style:text-properties officeooo:paragraph-rsid="001361d7"/>
    </style:style>
    <style:style style:name="P5" style:family="paragraph" style:parent-style-name="LibOListe_20_1_20_Inhalt" style:list-style-name="LibOAufzählung">
      <style:text-properties officeooo:paragraph-rsid="00155c48"/>
    </style:style>
    <style:style style:name="P6" style:family="paragraph" style:parent-style-name="LibOListe_20_1_20_Inhalt" style:list-style-name="LibOAufzählung">
      <style:text-properties officeooo:rsid="00155c48" officeooo:paragraph-rsid="00155c48"/>
    </style:style>
    <style:style style:name="P7" style:family="paragraph" style:parent-style-name="LibOListe_20_1_20_Inhalt">
      <style:text-properties officeooo:paragraph-rsid="001361d7"/>
    </style:style>
    <style:style style:name="P8" style:family="paragraph" style:parent-style-name="LibOListe_20_1_20_Start" style:list-style-name="LibOAufzählung">
      <style:text-properties officeooo:paragraph-rsid="001361d7"/>
    </style:style>
    <style:style style:name="P9" style:family="paragraph" style:parent-style-name="LibONum_20_123_20_Inhalt" style:list-style-name="LibONum_20_123">
      <style:text-properties officeooo:paragraph-rsid="00155c48"/>
    </style:style>
    <style:style style:name="P10" style:family="paragraph" style:parent-style-name="LibONum_20_123_20_Inhalt" style:list-style-name="LibONum_20_123">
      <style:text-properties officeooo:rsid="00155c48" officeooo:paragraph-rsid="00155c48"/>
    </style:style>
    <style:style style:name="P11" style:family="paragraph" style:parent-style-name="LibOÜberschrift_20_1">
      <style:text-properties officeooo:paragraph-rsid="001361d7"/>
    </style:style>
    <style:style style:name="T1" style:family="text">
      <style:text-properties fo:font-size="10pt" fo:language="de" fo:country="DE" style:font-size-asian="10pt" style:font-size-complex="10pt"/>
    </style:style>
    <style:style style:name="T2" style:family="text">
      <style:text-properties officeooo:rsid="002c5d52"/>
    </style:style>
    <style:style style:name="T3" style:family="text">
      <style:text-properties officeooo:rsid="002e5a71"/>
    </style:style>
    <style:style style:name="T4" style:family="text">
      <style:text-properties officeooo:rsid="00155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__RefHeading__2291_11134223091"/>Was finden Sie in diesem Buch?<text:bookmark-end text:name="__RefHeading__2291_11134223091"/></text:h>
      <text:p text:style-name="P3">Dieses Buch führt Sie in die gebräuchlichsten Funktionen von LibreOffice-Base ein:</text:p>
      <text:list xml:id="list2617881595" text:style-name="LibOAufzählung">
        <text:list-item>
          <text:p text:style-name="P8">Einführung</text:p>
          <text:list>
            <text:list-item>
              <text:p text:style-name="P5"><text:span text:style-name="T4">2. Ebene Punkt 1</text:span></text:p>
              <text:list>
                <text:list-item>
                  <text:p text:style-name="P5"><text:span text:style-name="T4">3. Ebene Punkt 1</text:span></text:p>
                </text:list-item>
                <text:list-item>
                  <text:p text:style-name="P6">3. Ebene Punkt 2</text:p>
                </text:list-item>
              </text:list>
            </text:list-item>
            <text:list-item>
              <text:p text:style-name="P6">2. Ebene Punkt 2</text:p>
            </text:list-item>
          </text:list>
        </text:list-item>
        <text:list-item>
          <text:p text:style-name="P7">Datenbank erstellen</text:p>
        </text:list-item>
        <text:list-item>
          <text:p text:style-name="P7">Ein- und Ausgabe der Datenbank: Tabellen, Formulare, Abfragen, Berichte</text:p>
        </text:list-item>
        <text:list-item>
          <text:p text:style-name="P7">Aufgaben einer Datenbank</text:p>
        </text:list-item>
        <text:list-item>
          <text:p text:style-name="P7">Makros</text:p>
        </text:list-item>
        <text:list-item>
          <text:p text:style-name="P7">Pflege und Wartung von Datenbanken</text:p>
        </text:list-item>
        <text:list-item>
          <text:p text:style-name="P4">und einiges mehr</text:p>
        </text:list-item>
      </text:list>
      <text:p text:style-name="P3"><text:span text:style-name="T2">Gegenüber der Vorversion des Handbuch</text:span><text:span text:style-name="T3">s</text:span><text:span text:style-name="T2"> sind neben kleinen Ergänzungen die folgenden Abschnitte hinzu gekommen:</text:span></text:p>
      <text:list xml:id="list2350505043" text:style-name="LibONum_20_123">
        <text:list-item>
          <text:p text:style-name="LibONum_20_123_20_Start">Wechsel von der internen Firebird Datenbank zur externen Firebird Datenbank und von dort zum Firebird Server (Kapitel «Datenbank erstellen»)</text:p>
          <text:list>
            <text:list-item>
              <text:p text:style-name="P9"><text:span text:style-name="T4">2. Ebene Punkt 1</text:span></text:p>
              <text:list>
                <text:list-item>
                  <text:p text:style-name="P9"><text:span text:style-name="T4">3. Ebene Punkt 1</text:span></text:p>
                </text:list-item>
                <text:list-item>
                  <text:p text:style-name="P10">3. Ebene Punkt 2</text:p>
                </text:list-item>
              </text:list>
            </text:list-item>
            <text:list-item>
              <text:p text:style-name="P10">2. Ebene Punkt 2</text:p>
            </text:list-item>
          </text:list>
        </text:list-item>
        <text:list-item>
          <text:p text:style-name="LibONum_20_123_20_Inhalt">Datenbankverbindungen mit unterschiedlichen Treibern ins Internet stabilisieren (Kapitel «Datenbank erstellen»)</text:p>
        </text:list-item>
        <text:list-item>
          <text:p text:style-name="LibONum_20_123_20_Inhalt">Datenbankverbindungen über einen SSH-Tunnel (Kapitel «Datenbank erstellen»)</text:p>
        </text:list-item>
        <text:list-item>
          <text:p text:style-name="LibONum_20_123_20_Inhalt">Markierfelder in Formularen sind vom Design her, besonders von der Größe her, festgelegt. Hier hilft die Makrokombination «Markierfelder durch Schaltflächen ersetzen» (Kapitel «Makros»)</text:p>
        </text:list-item>
        <text:list-item>
          <text:p text:style-name="LibONum_20_123_20_Ende">Der Ablauf mehrere Prozeduren hintereinander kann den Eindruck erwecken, dass das Programm nicht mehr korrekt arbeitet. Hier hilft das Einblenden eines Fortschrittsbalkens: «Fortschrittsbalken für den Ablauf mehrerer Prozeduren» (Kapitel «Makros»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" svg:font-family="'Bitstream Vera Sans'" style:font-family-generic="swiss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1" svg:font-family="'DejaVu Sans Mono'" style:font-adornments="Fett" style:font-family-generic="modern" style:font-pitch="fixed"/>
    <style:font-face style:name="DejaVu Sans Mono" svg:font-family="'DejaVu Sans Mono'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ejaVu Sans2" svg:font-family="'DejaVu Sans'" style:font-adornments="Fett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ans Condensed2" svg:font-family="'DejaVu Sans Condensed'" style:font-adornments="Schmal" style:font-family-generic="swiss" style:font-pitch="variable"/>
    <style:font-face style:name="DejaVu Sans Condensed" svg:font-family="'DejaVu Sans Condensed'" style:font-adornments="Schmal Fett" style:font-family-generic="swiss" style:font-pitch="variable"/>
    <style:font-face style:name="DejaVu Sans Condensed1" svg:font-family="'DejaVu Sans Condensed'" style:font-adornments="Schmal Schräg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cm" style:writing-mode="lr-tb"/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LibOTextkörper" style:family="paragraph" style:parent-style-name="Standard" style:master-page-name="">
      <style:paragraph-properties fo:margin-left="0cm" fo:margin-right="0cm" fo:margin-top="0cm" fo:margin-bottom="0.212cm" style:contextual-spacing="false" fo:line-height="105%" fo:orphans="2" fo:widows="2" fo:hyphenation-ladder-count="no-limit" fo:text-indent="0cm" style:auto-text-indent="false" style:page-number="auto">
        <style:tab-stops/>
      </style:paragraph-properties>
      <style:text-properties style:font-name="DejaVu Sans1" fo:font-family="'DejaVu Sans'" style:font-style-name="Normal" style:font-family-generic="swiss" style:font-pitch="variable" fo:font-size="10pt" fo:hyphenate="true" fo:hyphenation-remain-char-count="3" fo:hyphenation-push-char-count="3" loext:hyphenation-no-caps="false"/>
    </style:style>
    <style:style style:name="LibOListe" style:family="paragraph" style:parent-style-name="LibOTextkörper" style:list-style-name="">
      <style:paragraph-properties fo:margin-top="0cm" fo:margin-bottom="0.106cm" style:contextual-spacing="false">
        <style:tab-stops/>
      </style:paragraph-properties>
    </style:style>
    <style:style style:name="LibOListe_20_1_20_Start" style:display-name="LibOListe 1 Start" style:family="paragraph" style:parent-style-name="LibOListe" style:next-style-name="LibOListe_20_1_20_Inhalt" style:list-style-name="LibOAufzählung">
      <style:paragraph-properties fo:margin-left="1.27cm" fo:margin-right="0cm" fo:text-indent="-0.63cm" style:auto-text-indent="false">
        <style:tab-stops/>
      </style:paragraph-properties>
    </style:style>
    <style:style style:name="LibOListe_20_1_20_Inhalt" style:display-name="LibOListe 1 Inhalt" style:family="paragraph" style:parent-style-name="LibOListe_20_1_20_Start" style:list-style-name="LibOAufzählung" style:master-page-name="">
      <style:paragraph-properties fo:margin-left="1.27cm" fo:margin-right="0cm" fo:text-indent="-0.63cm" style:auto-text-indent="false" style:page-number="auto">
        <style:tab-stops/>
      </style:paragraph-properties>
    </style:style>
    <style:style style:name="LibOListe_20_1_20_Ende" style:display-name="LibOListe 1 Ende" style:family="paragraph" style:parent-style-name="LibOListe_20_1_20_Start" style:next-style-name="LibOTextkörper">
      <style:paragraph-properties fo:margin-left="1.27cm" fo:margin-right="0cm" fo:margin-top="0cm" fo:margin-bottom="0.21cm" style:contextual-spacing="false" fo:text-indent="-0.63cm" style:auto-text-indent="false">
        <style:tab-stops/>
      </style:paragraph-properties>
    </style:style>
    <style:style style:name="LibOÜberschrift" style:family="paragraph" style:parent-style-name="LibOTextkörper" style:master-page-name="">
      <style:paragraph-properties fo:margin-left="0cm" fo:margin-right="0cm" fo:margin-top="0cm" fo:margin-bottom="0cm" style:contextual-spacing="false" fo:keep-together="always" fo:text-indent="0cm" style:auto-text-indent="false" style:page-number="auto" style:shadow="none" fo:keep-with-next="always"/>
      <style:text-properties fo:color="#18a303" loext:opacity="100%" style:font-name="DejaVu Sans Condensed" fo:font-family="'DejaVu Sans Condensed'" style:font-style-name="Schmal Fett" style:font-family-generic="swiss" style:font-pitch="variable" fo:font-weight="bold"/>
    </style:style>
    <style:style style:name="LibOÜberschrift_20_1" style:display-name="LibOÜberschrift 1" style:family="paragraph" style:parent-style-name="LibOÜberschrift" style:next-style-name="LibOTextkörper" style:default-outline-level="1" style:master-page-name="">
      <style:paragraph-properties fo:margin-left="0cm" fo:margin-right="0cm" fo:margin-top="0.54cm" fo:margin-bottom="0.319cm" style:contextual-spacing="false" fo:text-indent="0cm" style:auto-text-indent="false" style:page-number="auto" fo:padding="0cm" fo:border-left="none" fo:border-right="none" fo:border-top="none" fo:border-bottom="0.99pt solid #18a303" style:shadow="none"/>
      <style:text-properties fo:font-size="1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OÜberschrift_20_0" style:display-name="LibOÜberschrift 0" style:family="paragraph" style:parent-style-name="LibOÜberschrift" style:next-style-name="LibOTextkörper" style:default-outline-level="" style:list-style-name="">
      <style:paragraph-properties fo:margin-left="0.651cm" fo:margin-right="0cm" fo:margin-top="3.81cm" fo:margin-bottom="0.33cm" style:contextual-spacing="false" fo:text-align="start" style:justify-single-word="false" fo:text-indent="0cm" style:auto-text-indent="false"/>
      <style:text-properties fo:font-size="42pt" fo:font-style="oblique" fo:font-weight="bold"/>
    </style:style>
    <style:style style:name="LibOHandbuchName" style:family="paragraph" style:parent-style-name="LibOTextkörper" style:next-style-name="LibOÜberschrift_20_0" style:class="text">
      <style:paragraph-properties fo:margin-top="6.35cm" fo:margin-bottom="0.102cm" style:contextual-spacing="false" fo:text-align="center" style:justify-single-word="false"/>
      <style:text-properties fo:color="#18a303" loext:opacity="100%" fo:font-size="42pt"/>
    </style:style>
    <style:style style:name="LibOSeitenUmbruch" style:family="paragraph" style:parent-style-name="LibOTextkörper" style:next-style-name="LibOTextkörper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</style:style>
    <style:style style:name="LibOInhaltsverzeichnisKopf" style:family="paragraph" style:parent-style-name="LibOÜberschrift" style:next-style-name="LibOTextkörper" style:master-page-name="">
      <style:paragraph-properties fo:margin-top="0.54cm" fo:margin-bottom="0.319cm" style:contextual-spacing="false" style:page-number="auto" fo:break-before="page" fo:padding="0cm" fo:border-left="none" fo:border-right="none" fo:border-top="none" fo:border-bottom="0.99pt solid #18a303" style:shadow="none"/>
      <style:text-properties fo:color="#18a303" loext:opacity="100%" fo:font-size="16pt"/>
    </style:style>
    <style:style style:name="LibOFußzeile" style:family="paragraph" style:parent-style-name="LibOTextkörper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/>
        </style:tab-stops>
      </style:paragraph-properties>
      <style:text-properties fo:font-style="obliqu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bOTabelleText" style:family="paragraph" style:parent-style-name="LibOTextkörper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fo:font-size="95%" style:letter-kerning="true"/>
    </style:style>
    <style:style style:name="LibOTabelleBeschriftung" style:family="paragraph" style:parent-style-name="LibOTextkörper" style:next-style-name="LibOTextkörper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lways"/>
      <style:text-properties style:font-name="DejaVu Sans Condensed1" fo:font-family="'DejaVu Sans Condensed'" style:font-style-name="Schmal Schräg" style:font-family-generic="swiss" style:font-pitch="variable" fo:font-style="oblique"/>
    </style:style>
    <style:style style:name="LibOTabelleÜberschrift" style:family="paragraph" style:parent-style-name="LibOTabel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font-size="10pt" fo:font-style="oblique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ibONum_20_123_20_Start" style:display-name="LibONum 123 Start" style:family="paragraph" style:parent-style-name="LibOListe" style:next-style-name="LibONum_20_123_20_Inhalt" style:list-style-name="LibONum_20_123">
      <style:paragraph-properties fo:margin-left="1.27cm" fo:margin-right="0cm" fo:text-indent="-0.63cm" style:auto-text-indent="false">
        <style:tab-stops/>
      </style:paragraph-properties>
    </style:style>
    <style:style style:name="LibONum_20_123_20_Inhalt" style:display-name="LibONum 123 Inhalt" style:family="paragraph" style:parent-style-name="LibONum_20_123_20_Start" style:list-style-name="LibONum_20_123" style:master-page-name="">
      <style:paragraph-properties fo:margin-left="1.27cm" fo:margin-right="0cm" fo:text-indent="-0.63cm" style:auto-text-indent="false" style:page-number="auto">
        <style:tab-stops/>
      </style:paragraph-properties>
    </style:style>
    <style:style style:name="LibONum_20_123_20_Ende" style:display-name="LibONum 123 Ende" style:family="paragraph" style:parent-style-name="LibONum_20_123_20_Start" style:next-style-name="LibOTextkörper" style:list-style-name="LibONum_20_123">
      <style:paragraph-properties fo:margin-left="1.27cm" fo:margin-right="0cm" fo:margin-top="0cm" fo:margin-bottom="0.212cm" style:contextual-spacing="false" fo:text-indent="-0.63cm" style:auto-text-indent="false">
        <style:tab-stops/>
      </style:paragraph-properties>
    </style:style>
    <style:style style:name="LibOAbbildungBeschriftung" style:family="paragraph" style:parent-style-name="LibOTabelleBeschriftung" style:next-style-name="LibOTextkörper" style:master-page-name="">
      <style:paragraph-properties fo:margin-top="0cm" fo:margin-bottom="0.109cm" style:contextual-spacing="false" fo:text-align="start" style:justify-single-word="false" style:page-number="auto" fo:keep-with-next="auto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ibOFußnote" style:family="paragraph" style:parent-style-name="LibOTextkörper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fo:font-size="90%"/>
    </style:style>
    <style:style style:name="LibOAbbildung" style:family="paragraph" style:parent-style-name="LibOTextkörper" style:next-style-name="LibOTextkörper" style:master-page-name="">
      <style:paragraph-properties fo:margin-top="0.212cm" fo:margin-bottom="0.212cm" style:contextual-spacing="false" fo:text-align="center" style:justify-single-word="false" style:page-number="auto" fo:keep-with-next="auto"/>
    </style:style>
    <style:style style:name="LibODefinitionsListe" style:family="paragraph" style:parent-style-name="LibODefinition" style:next-style-name="Lib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ibODefinition" style:family="paragraph" style:parent-style-name="LibOTextkörper">
      <style:paragraph-properties fo:margin-left="0.635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bOInhalte" style:family="paragraph" style:parent-style-name="LibOTextkörper">
      <style:paragraph-properties fo:margin-left="0cm" fo:margin-right="0cm" fo:margin-top="0cm" fo:margin-bottom="0cm" style:contextual-spacing="false" fo:text-indent="0cm" style:auto-text-indent="false" style:shadow="none"/>
    </style:style>
    <style:style style:name="LibOInhalte_20_1" style:display-name="LibOInhalte 1" style:family="paragraph" style:parent-style-name="LibOInhalte">
      <style:paragraph-properties fo:margin-top="0.199cm" fo:margin-bottom="0cm" style:contextual-spacing="false">
        <style:tab-stops>
          <style:tab-stop style:position="17cm" style:type="right" style:leader-style="dotted" style:leader-text="."/>
        </style:tab-stops>
      </style:paragraph-properties>
      <style:text-properties fo:color="#004586" loext:opacity="100%" fo:font-weight="bold"/>
    </style:style>
    <style:style style:name="LibOInhalte_20_2" style:display-name="LibOInhalte 2" style:family="paragraph" style:parent-style-name="LibOInhalte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color="#004586" loext:opacity="100%"/>
    </style:style>
    <style:style style:name="LibOInhalte_20_3" style:display-name="LibOInhalte 3" style:family="paragraph" style:parent-style-name="LibOInhalte">
      <style:paragraph-properties fo:margin-left="1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4586" loext:opacity="100%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bOInhalte_20_4" style:display-name="LibOInhalte 4" style:family="paragraph" style:parent-style-name="LibOInhalte">
      <style:paragraph-properties fo:margin-left="1.69cm" fo:margin-right="0cm" fo:margin-top="0cm" fo:margin-bottom="0cm" style:contextual-spacing="false" fo:text-indent="0cm" style:auto-text-indent="false" style:shadow="none">
        <style:tab-stops>
          <style:tab-stop style:position="15.311cm" style:type="right" style:leader-style="dotted" style:leader-text="."/>
        </style:tab-stops>
      </style:paragraph-properties>
      <style:text-properties fo:color="#004586" loext:opacity="100%"/>
    </style:style>
    <style:style style:name="LibOCopyrightSeite" style:family="paragraph" style:parent-style-name="LibOÜberschrift" style:next-style-name="LibOTextkörper">
      <style:paragraph-properties fo:margin-top="0.499cm" fo:margin-bottom="0.21cm" style:contextual-spacing="false" style:shadow="none"/>
      <style:text-properties fo:color="#18a303" loext:opacity="100%" style:font-name="Liberation Sans" fo:font-family="'Liberation Sans'" style:font-style-name="Bold" style:font-family-generic="swiss" style:font-pitch="variable"/>
    </style:style>
    <style:style style:name="LibOÜberschrift_20_2" style:display-name="LibOÜberschrift 2" style:family="paragraph" style:parent-style-name="LibOÜberschrift" style:next-style-name="LibOTextkörper" style:default-outline-level="2" style:master-page-name="">
      <style:paragraph-properties fo:margin-left="0cm" fo:margin-right="0cm" fo:margin-top="0.39cm" fo:margin-bottom="0.21cm" style:contextual-spacing="false" fo:hyphenation-ladder-count="no-limit" fo:text-indent="0cm" style:auto-text-indent="false" style:page-number="auto" style:shadow="none"/>
      <style:text-properties fo:font-size="14pt" fo:hyphenate="false" fo:hyphenation-remain-char-count="3" fo:hyphenation-push-char-count="3" loext:hyphenation-no-caps="false"/>
    </style:style>
    <style:style style:name="LibOÜberschrift_20_3" style:display-name="LibOÜberschrift 3" style:family="paragraph" style:parent-style-name="LibOÜberschrift" style:next-style-name="LibOTextkörper" style:default-outline-level="3" style:master-page-name="">
      <style:paragraph-properties fo:margin-left="0cm" fo:margin-right="0cm" fo:margin-top="0.423cm" fo:margin-bottom="0.106cm" style:contextual-spacing="false" fo:hyphenation-ladder-count="no-limit" fo:text-indent="0cm" style:auto-text-indent="false" style:page-number="auto"/>
      <style:text-properties fo:color="#18a303" loext:opacity="100%" fo:font-size="12pt" fo:font-style="oblique" fo:font-weight="bold" fo:hyphenate="false" fo:hyphenation-remain-char-count="3" fo:hyphenation-push-char-count="3" loext:hyphenation-no-caps="false"/>
    </style:style>
    <style:style style:name="LibOÜberschrift_20_4" style:display-name="LibOÜberschrift 4" style:family="paragraph" style:parent-style-name="LibOÜberschrift" style:next-style-name="LibOTextkörper" style:default-outline-level="4" style:master-page-name="">
      <style:paragraph-properties fo:margin-left="0cm" fo:margin-right="0cm" fo:margin-top="0.318cm" fo:margin-bottom="0cm" style:contextual-spacing="false" fo:hyphenation-ladder-count="no-limit" fo:text-indent="0cm" style:auto-text-indent="false" style:page-number="auto" fo:padding="0cm" fo:border="none" style:shadow="none"/>
      <style:text-properties fo:color="#18a303" loext:opacity="100%" fo:font-size="11pt" fo:hyphenate="false" fo:hyphenation-remain-char-count="3" fo:hyphenation-push-char-count="3" loext:hyphenation-no-caps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2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10.300000190734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ibOSzenarioÜberschrift" style:family="paragraph" style:next-style-name="LibOTextkörper" style:master-page-name="">
      <style:paragraph-properties fo:margin-top="0cm" fo:margin-bottom="0.21cm" style:contextual-spacing="false" style:page-number="auto"/>
      <style:text-properties style:font-name="Liberation Sans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OListe_20_1_20_eingerückt" style:display-name="LibOListe 1 eingerückt" style:family="paragraph" style:parent-style-name="LibOListe_20_1_20_Inhalt" style:list-style-name="LibOAufzählung_20_1_20_eingerückt">
      <style:paragraph-properties>
        <style:tab-stops/>
      </style:paragraph-properties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bOInhalte_20_5" style:display-name="LibOInhalte 5" style:family="paragraph" style:parent-style-name="LibOInhalte">
      <style:paragraph-properties fo:margin-left="2.499cm" fo:margin-right="0cm" fo:margin-top="0cm" fo:margin-bottom="0cm" style:contextual-spacing="false" fo:text-indent="0cm" style:auto-text-indent="false"/>
      <style:text-properties fo:color="#004586" loext:opacity="100%"/>
    </style:style>
    <style:style style:name="LibOStichwortverzeichnis_20_1" style:display-name="LibOStichwortverzeichnis 1" style:family="paragraph" style:parent-style-name="LibOTextkörper" style:master-page-name="">
      <style:paragraph-properties fo:margin-top="0.109cm" fo:margin-bottom="0.049cm" style:contextual-spacing="false" style:page-number="auto"/>
    </style:style>
    <style:style style:name="LibOStichwortverzeichnis_20_2" style:display-name="LibOStichwortverzeichnis 2" style:family="paragraph" style:parent-style-name="LibOStichwortverzeichnis_20_1">
      <style:paragraph-properties fo:margin-left="0.499cm" fo:margin-right="0cm" fo:margin-top="0cm" fo:margin-bottom="0cm" style:contextual-spacing="false" fo:text-indent="0cm" style:auto-text-indent="false"/>
    </style:style>
    <style:style style:name="LibOStichwortverzeichnis_20_3" style:display-name="LibOStichwortverzeichnis 3" style:family="paragraph" style:parent-style-name="LibOStichwortverzeichnis_20_2">
      <style:paragraph-properties fo:margin-left="1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bOComputerCode" style:family="paragraph" style:parent-style-name="LibOTextkörper" style:list-style-name="LibONumZeile_20_001" style:master-page-name="">
      <style:paragraph-properties fo:margin-top="0cm" fo:margin-bottom="0.109cm" style:contextual-spacing="true" fo:line-height="100%" fo:hyphenation-ladder-count="no-limit" style:page-number="auto" fo:keep-with-next="auto">
        <style:tab-stops/>
      </style:paragraph-properties>
      <style:text-properties style:font-name="DejaVu Sans Mono" fo:font-family="'DejaVu Sans Mono'" style:font-style-name="Normal" style:font-family-generic="modern" style:font-pitch="fixed" fo:language="zxx" fo:country="none" fo:hyphenate="false" fo:hyphenation-remain-char-count="3" fo:hyphenation-push-char-count="3" loext:hyphenation-no-caps="false"/>
    </style:style>
    <style:style style:name="LibOComputerCode_20_kleineSchrift" style:display-name="LibOComputerCode kleineSchrift" style:family="paragraph" style:parent-style-name="LibOComputerCode" style:master-page-name="">
      <style:paragraph-properties style:page-number="auto" style:shadow="none">
        <style:tab-stops/>
      </style:paragraph-properties>
      <style:text-properties fo:font-size="90%"/>
    </style:style>
    <style:style style:name="LibOUntertitel" style:family="paragraph" style:parent-style-name="LibOTextkörper" style:next-style-name="LibOTextkörper">
      <style:paragraph-properties fo:margin-left="0.651cm" fo:margin-right="0cm" fo:margin-top="0cm" fo:margin-bottom="0cm" style:contextual-spacing="false" fo:text-align="start" style:justify-single-word="false" fo:text-indent="0cm" style:auto-text-indent="false"/>
      <style:text-properties fo:font-size="18pt" fo:font-style="oblique"/>
    </style:style>
    <style:style style:name="LibOTabelleText_5f_ListenIntro" style:display-name="LibOTabelleText_ListenIntro" style:family="paragraph" style:parent-style-name="LibOTabelleText" style:next-style-name="LibOTabelleText" style:list-style-name="LibOAufzählung"/>
    <style:style style:name="LibOTitel_20_Tipp" style:display-name="LibOTitel Tipp" style:family="paragraph" style:parent-style-name="LibOTextkörper" style:next-style-name="LibOText_20_Hinweis_2f_Tipp_2f_Vorsicht" style:list-style-name="LibOTitel_20_Tipp" style:master-page-name="">
      <loext:graphic-properties draw:fill="solid" draw:fill-color="#cdd5e8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DejaVu Sans2" fo:font-family="'DejaVu Sans'" style:font-style-name="Fett" style:font-family-generic="swiss" style:font-pitch="variable" fo:font-size="10.5pt" fo:font-weight="bold" fo:background-color="transparent" style:font-size-asian="10.5pt" style:font-weight-asian="bold" style:font-weight-complex="bold"/>
    </style:style>
    <style:style style:name="LibOText_20_Hinweis_2f_Tipp_2f_Vorsicht" style:display-name="LibOText Hinweis/Tipp/Vorsicht" style:family="paragraph" style:parent-style-name="LibOTextkörper" style:master-page-name="">
      <style:paragraph-properties fo:margin-left="1cm" fo:margin-right="1cm" fo:margin-top="0.199cm" fo:margin-bottom="0.3cm" style:contextual-spacing="false" fo:keep-together="always" fo:orphans="0" fo:widows="0" fo:text-indent="0cm" style:auto-text-indent="false" style:page-number="auto" fo:padding-left="0.049cm" fo:padding-right="0.049cm" fo:padding-top="0cm" fo:padding-bottom="0.3cm" fo:border-left="none" fo:border-right="none" fo:border-top="none" fo:border-bottom="0.51pt solid #808080" style:shadow="none" text:number-lines="false" text:line-number="0" style:writing-mode="page"/>
      <style:text-properties fo:font-size="95%" style:font-size-asian="10.5pt" style:font-weight-asian="normal" style:font-weight-complex="normal"/>
    </style:style>
    <style:style style:name="LibOTitel_20_Hinweis" style:display-name="LibOTitel Hinweis" style:family="paragraph" style:parent-style-name="LibOTextkörper" style:next-style-name="LibOText_20_Hinweis_2f_Tipp_2f_Vorsicht" style:list-style-name="LibOTitel_20_Hinweis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style:font-name="DejaVu Sans2" fo:font-family="'DejaVu Sans'" style:font-style-name="Fett" style:font-family-generic="swiss" style:font-pitch="variable" fo:font-size="10.5pt" fo:font-weight="bold" style:font-size-asian="10.5pt" style:font-weight-asian="bold" style:font-weight-complex="bold"/>
    </style:style>
    <style:style style:name="LibOTitel_20_Vorsicht" style:display-name="LibOTitel Vorsicht" style:family="paragraph" style:parent-style-name="LibOTextkörper" style:next-style-name="LibOText_20_Hinweis_2f_Tipp_2f_Vorsicht" style:list-style-name="LibOTitel_20_Vorsicht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DejaVu Sans2" fo:font-family="'DejaVu Sans'" style:font-style-name="Fett" style:font-family-generic="swiss" style:font-pitch="variable" fo:font-size="10.5pt" fo:font-weight="bold" style:font-size-asian="10.5pt" style:font-weight-asian="normal" style:font-weight-complex="normal"/>
    </style:style>
    <style:style style:name="LibOAufzählungszeichen" style:family="text">
      <style:text-properties fo:font-size="10pt"/>
    </style:style>
    <style:style style:name="LibOKapitelNummer" style:family="text">
      <style:text-properties fo:color="#000000" loext:opacity="100%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DejaVu Sans3" fo:font-family="'DejaVu Sans'" style:font-style-name="Schräg" style:font-family-generic="swiss" style:font-pitch="variable" fo:font-style="oblique" style:text-underline-style="none"/>
    </style:style>
    <style:style style:name="LibOMenüPfad" style:family="text">
      <style:text-properties style:font-name="DejaVu Sans Condensed" fo:font-family="'DejaVu Sans Condensed'" style:font-style-name="Schmal Fett" style:font-family-generic="swiss" style:font-pitch="variable" fo:font-weight="bold" style:letter-kerning="true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ibOStarkeBetonung" style:family="text">
      <style:text-properties fo:font-weight="bold" style:letter-kerning="true"/>
    </style:style>
    <style:style style:name="LibOComputerCode" style:family="text">
      <style:text-properties style:font-name="DejaVu Sans Mono1" fo:font-family="'DejaVu Sans Mono'" style:font-style-name="Fett" style:font-family-generic="modern" style:font-pitch="fixed" fo:language="zxx" fo:country="none" fo:font-weight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ibOBetonung" style:family="text">
      <style:text-properties fo:font-style="oblique"/>
    </style:style>
    <style:style style:name="LibOTaste" style:family="text">
      <style:text-properties fo:language="zxx" fo:country="none" fo:font-style="oblique" fo:text-shadow="1pt 1pt" fo:background-color="#e6e6e6" loext:padding-left="0.049cm" loext:padding-right="0.049cm" loext:padding-top="0cm" loext:padding-bottom="0cm" loext:border="0.06pt solid #808080"/>
    </style:style>
    <style:style style:name="LibOTastaturEingabe" style:family="text" style:parent-style-name="LibOComputerCode">
      <style:text-properties fo:color="#000000" loext:opacity="100%" style:font-name="DejaVu Sans Mono1" fo:font-family="'DejaVu Sans Mono'" style:font-style-name="Fett" style:font-family-generic="modern" style:font-pitch="fixed" fo:font-weight="bold" style:letter-kerning="true"/>
    </style:style>
    <style:style style:name="Index_20_Link" style:display-name="Index Link" style:family="text">
      <style:text-properties style:font-name="DejaVu Sans Condensed2" fo:font-family="'DejaVu Sans Condensed'" style:font-style-name="Schmal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Placeholder" style:family="text">
      <style:text-properties fo:font-variant="small-caps" fo:color="#008080" loext:opacity="100%" style:font-name="Liberation Sans2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Strong_20_Emphasis" style:display-name="Strong Emphasis" style:family="text">
      <style:text-properties style:font-name="DejaVu Sans2" fo:font-family="'DejaVu Sans'" style:font-style-name="Fett" style:font-family-generic="swiss" style:font-pitch="variable"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LibOFußnotenanker" style:family="text" style:parent-style-name="LibOFußnotenzeichen">
      <style:text-properties style:text-position="super 70%"/>
    </style:style>
    <style:style style:name="LibOFußnotenzeichen" style:family="text">
      <style:text-properties fo:font-size="80%"/>
    </style:style>
    <style:style style:name="Endnote_20_anchor" style:display-name="Endnote anchor" style:family="text">
      <style:text-properties style:text-position="super 70%"/>
    </style:style>
    <style:style style:name="Source_20_Text" style:display-name="Source Text" style:family="text">
      <style:text-properties style:font-name="DejaVu Sans Mono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bOButton" style:family="text" style:parent-style-name="LibOTaste">
      <style:text-properties fo:font-style="normal" style:font-weight-asian="normal"/>
    </style:style>
    <style:style style:name="LibOLinkGlobaldokument" style:family="text" style:parent-style-name="Internet_20_link"/>
    <style:style style:name="LibOLinkEinzeldokument" style:family="text" style:parent-style-name="Internet_20_link"/>
    <style:style style:name="MakroBezeichner" style:family="text" style:parent-style-name="MakroStandard">
      <style:text-properties fo:color="#008000" loext:opacity="100%" style:font-name="DejaVu Sans Mono" fo:font-family="'DejaVu Sans Mono'" style:font-style-name="Normal" style:font-family-generic="modern" style:font-pitch="fixed"/>
    </style:style>
    <style:style style:name="MakroOperator" style:family="text" style:parent-style-name="MakroStandard">
      <style:text-properties fo:color="#000080" loext:opacity="100%" style:font-name="DejaVu Sans Mono" fo:font-family="'DejaVu Sans Mono'" style:font-style-name="Normal" style:font-family-generic="modern" style:font-pitch="fixed"/>
    </style:style>
    <style:style style:name="MakroZeichenkette" style:family="text" style:parent-style-name="MakroStandard">
      <style:text-properties fo:color="#800000" loext:opacity="100%" style:font-name="DejaVu Sans Mono" fo:font-family="'DejaVu Sans Mono'" style:font-style-name="Normal" style:font-family-generic="modern" style:font-pitch="fixed"/>
    </style:style>
    <style:style style:name="MakroKommentar" style:family="text" style:parent-style-name="MakroStandard">
      <style:text-properties fo:color="#999999" loext:opacity="100%"/>
    </style:style>
    <style:style style:name="MakroReservierterAusdruck" style:family="text" style:parent-style-name="MakroStandard">
      <style:text-properties fo:color="#0000ff" loext:opacity="100%"/>
    </style:style>
    <style:style style:name="MakroZahl" style:family="text" style:parent-style-name="MakroStandard">
      <style:text-properties fo:color="#ff0000" loext:opacity="100%"/>
    </style:style>
    <style:style style:name="Teletype" style:family="text">
      <style:text-properties style:font-name="DejaVu Sans Mono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kroStandard" style:family="text">
      <style:text-properties style:font-name="DejaVu Sans Mono" fo:font-family="'DejaVu Sans Mono'" style:font-style-name="Normal" style:font-family-generic="modern" style:font-pitch="fixed" fo:language="zxx" fo:country="none" fo:font-weight="normal" style:font-size-asian="10.5pt"/>
    </style:style>
    <style:style style:name="LibOExponent" style:family="text">
      <style:text-properties style:text-position="super 65%"/>
    </style:style>
    <style:style style:name="DB_5f_Yes" style:display-name="DB_Yes" style:family="text">
      <style:text-properties fo:font-variant="small-caps" fo:color="#008000" loext:opacity="100%" style:font-name="DejaVu Sans1" fo:font-family="'DejaVu Sans'" style:font-style-name="Normal" style:font-family-generic="swiss" style:font-pitch="variable" fo:language="zxx" fo:country="none" fo:font-weight="normal"/>
    </style:style>
    <style:style style:name="DB_5f_No" style:display-name="DB_No" style:family="text" style:parent-style-name="DB_5f_Yes">
      <style:text-properties fo:font-variant="small-caps" fo:color="#ff0000" loext:opacity="100%" style:text-line-through-style="solid" style:text-line-through-type="single" fo:font-weight="normal"/>
    </style:style>
    <style:style style:name="Line_20_numbering" style:display-name="Line numbering" style:family="text"/>
    <style:style style:name="LibOReferenz" style:family="text">
      <style:text-properties fo:color="#0000ff" loext:opacity="100%" fo:font-style="italic"/>
    </style:style>
    <style:style style:name="MakroBetont" style:family="text" style:parent-style-name="MakroStandard">
      <style:text-properties fo:color="#000000" loext:opacity="100%" fo:font-weight="bold" style:font-size-asian="10.5pt"/>
    </style:style>
    <style:style style:name="LibOStandard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LibOCodeZeilen" style:family="text" style:parent-style-name="MakroStandard">
      <style:text-properties officeooo:rsid="0021b51f" fo:background-color="#dddddd"/>
    </style:style>
    <style:style style:name="Bullet_20_Symbols_20__28_user_29_" style:display-name="Bullet Symbols (user)" style:family="text">
      <style:text-properties style:font-name="Liberation Sans2" fo:font-family="'Liberation Sans'" style:font-style-name="Regular" style:font-family-generic="swiss" style:font-pitch="variable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LibOFrame" style:family="graphic">
      <style:graphic-properties text:anchor-type="page" svg:x="0cm" svg:y="0cm" fo:margin-top="0cm" fo:margin-bottom="0cm" style:wrap="none" style:vertical-pos="top" style:vertical-rel="page-content" style:horizontal-pos="center" style:horizontal-rel="page-content" fo:background-color="transparent" draw:fill="none" draw:fill-color="#ffffff">
        <style:columns fo:column-count="1" fo:column-gap="0cm"/>
      </style:graphic-properties>
    </style:style>
    <style:style style:name="LibOScenario" style:family="graphic" style:parent-style-name="LibOFrame">
      <style:graphic-properties text:anchor-type="page" svg:x="0cm" svg:y="0cm" fo:margin-top="0.212cm" fo:margin-bottom="0.212cm" style:vertical-pos="top" style:vertical-rel="page-content" style:horizontal-pos="center" style:horizontal-rel="page-content" fo:background-color="#ffffff" style:background-transparency="0%" draw:fill="solid" draw:fill-color="#ffff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as-char" svg:x="0cm" svg:y="0cm" fo:margin-left="0cm" fo:margin-right="0cm" fo:margin-top="0.101cm" fo:margin-bottom="0.101cm" style:wrap="parallel" style:number-wrapped-paragraphs="no-limit" style:wrap-contour="false" style:vertical-pos="top" style:vertical-rel="baseline" style:horizontal-pos="center" style:horizontal-rel="paragraph-content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ibOFormel" style:family="graphic" style:parent-style-name="Formula">
      <style:graphic-properties text:anchor-type="as-char" fo:margin-left="0cm" fo:margin-right="0cm" style:wrap="parallel" style:number-wrapped-paragraphs="no-limit" style:wrap-contour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bOAufzählung">
      <text:list-level-style-bullet text:level="1" text:style-name="LibOAufzählungszeichen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Bitstream Vera Serif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OpenSymbol"/>
      </text:list-level-style-bullet>
      <text:list-level-style-bullet text:level="4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bONum_20_123" style:display-name="LibONum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Aufzählung_20_1" style:display-name="LibOAufzählung 1">
      <text:list-level-style-bullet text:level="1" text:style-name="LibOAufzählungszeichen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Bitstream Vera Serif"/>
      </text:list-level-style-bullet>
      <text:list-level-style-bullet text:level="2" text:style-name="LibOAufzählungszeichen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LibOAufzählungszeichen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LibOAufzählungszeichen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LibONum_20_abc" style:display-name="LibONum abc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Num_20_iii" style:display-name="Lib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Aufzählung_20_2" style:display-name="LibOAufzählung 2">
      <text:list-level-style-bullet text:level="1" text:style-name="LibOAufzählungszeichen" text:bullet-char="–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Bitstream Vera Serif"/>
      </text:list-level-style-bullet>
      <text:list-level-style-bullet text:level="2" text:style-name="LibOAufzählungszeichen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LibOAufzählungszeichen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LibOAufzählungszeichen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LibOAufzählung_20_1_20_eingerückt" style:display-name="LibOAufzählung 1 eingerückt">
      <text:list-level-style-bullet text:level="1" text:style-name="LibOAufzählungszeichen" text:bullet-char="➢">
        <style:list-level-properties text:list-level-position-and-space-mode="label-alignment">
          <style:list-level-label-alignment text:label-followed-by="listtab" text:list-tab-stop-position="1.27cm" fo:text-indent="-0.63cm" fo:margin-left="1.9cm"/>
        </style:list-level-properties>
        <style:text-properties style:font-name="StarSymbol"/>
      </text:list-level-style-bullet>
      <text:list-level-style-bullet text:level="2" text:style-name="LibOAufzählungszeichen" text:bullet-char="➢">
        <style:list-level-properties text:list-level-position-and-space-mode="label-alignment">
          <style:list-level-label-alignment text:label-followed-by="listtab" text:list-tab-stop-position="1.905cm" fo:text-indent="-0.63cm" fo:margin-left="1.9cm"/>
        </style:list-level-properties>
        <style:text-properties style:font-name="StarSymbol"/>
      </text:list-level-style-bullet>
      <text:list-level-style-bullet text:level="3" text:style-name="LibOAufzählungszeichen" text:bullet-char="➢">
        <style:list-level-properties text:list-level-position-and-space-mode="label-alignment">
          <style:list-level-label-alignment text:label-followed-by="listtab" text:list-tab-stop-position="2.54cm" fo:text-indent="-0.63cm" fo:margin-left="1.9cm"/>
        </style:list-level-properties>
        <style:text-properties style:font-name="StarSymbol"/>
      </text:list-level-style-bullet>
      <text:list-level-style-bullet text:level="4" text:style-name="LibOAufzählungszeichen" text:bullet-char="➢">
        <style:list-level-properties text:list-level-position-and-space-mode="label-alignment">
          <style:list-level-label-alignment text:label-followed-by="listtab" text:list-tab-stop-position="3.175cm" fo:text-indent="-0.63cm" fo:margin-left="1.9cm"/>
        </style:list-level-properties>
        <style:text-properties style:font-name="StarSymbol"/>
      </text:list-level-style-bullet>
      <text:list-level-style-bullet text:level="5" text:style-name="LibOAufzählungszeichen" text:bullet-char="➢">
        <style:list-level-properties text:list-level-position-and-space-mode="label-alignment">
          <style:list-level-label-alignment text:label-followed-by="listtab" text:list-tab-stop-position="3.81cm" fo:text-indent="-0.63cm" fo:margin-left="1.9cm"/>
        </style:list-level-properties>
        <style:text-properties style:font-name="StarSymbol"/>
      </text:list-level-style-bullet>
      <text:list-level-style-bullet text:level="6" text:style-name="LibOAufzählungszeichen" text:bullet-char="➢">
        <style:list-level-properties text:list-level-position-and-space-mode="label-alignment">
          <style:list-level-label-alignment text:label-followed-by="listtab" text:list-tab-stop-position="4.445cm" fo:text-indent="-0.63cm" fo:margin-left="1.9cm"/>
        </style:list-level-properties>
        <style:text-properties style:font-name="StarSymbol"/>
      </text:list-level-style-bullet>
      <text:list-level-style-bullet text:level="7" text:style-name="LibOAufzählungszeichen" text:bullet-char="➢">
        <style:list-level-properties text:list-level-position-and-space-mode="label-alignment">
          <style:list-level-label-alignment text:label-followed-by="listtab" text:list-tab-stop-position="5.08cm" fo:text-indent="-0.63cm" fo:margin-left="1.9cm"/>
        </style:list-level-properties>
        <style:text-properties style:font-name="StarSymbol"/>
      </text:list-level-style-bullet>
      <text:list-level-style-bullet text:level="8" text:style-name="LibOAufzählungszeichen" text:bullet-char="➢">
        <style:list-level-properties text:list-level-position-and-space-mode="label-alignment">
          <style:list-level-label-alignment text:label-followed-by="listtab" text:list-tab-stop-position="5.715cm" fo:text-indent="-0.63cm" fo:margin-left="1.9cm"/>
        </style:list-level-properties>
        <style:text-properties style:font-name="StarSymbol"/>
      </text:list-level-style-bullet>
      <text:list-level-style-bullet text:level="9" text:style-name="LibOAufzählungszeichen" text:bullet-char="➢">
        <style:list-level-properties text:list-level-position-and-space-mode="label-alignment">
          <style:list-level-label-alignment text:label-followed-by="listtab" text:list-tab-stop-position="6.35cm" fo:text-indent="-0.63cm" fo:margin-left="1.9cm"/>
        </style:list-level-properties>
        <style:text-properties style:font-name="StarSymbol"/>
      </text:list-level-style-bullet>
      <text:list-level-style-bullet text:level="10" text:style-name="LibOAufzählungszeichen" text:bullet-char="➢">
        <style:list-level-properties text:list-level-position-and-space-mode="label-alignment">
          <style:list-level-label-alignment text:label-followed-by="listtab" text:list-tab-stop-position="6.985cm" fo:text-indent="-0.63cm" fo:margin-left="1.9cm"/>
        </style:list-level-properties>
        <style:text-properties style:font-name="StarSymbol"/>
      </text:list-level-style-bullet>
    </text:list-style>
    <text:list-style style:name="LibONumZeile_20_001" style:display-name="LibONumZeile 001">
      <text:list-level-style-number text:level="1" text:style-name="LibOCodeZeilen" style:num-prefix=" " style:num-suffix=" " style:num-format="001, 002, 003, ...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  <text:list-style style:name="LibOTitel_20_Tipp" style:display-name="LibOTitel Tip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LibOTitel_20_Hinweis" style:display-name="LibOTitel Hinweis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LibOTitel_20_Vorsicht" style:display-name="LibOTitel Vorsicht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currency-style style:name="N110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10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0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12P0"/>
    </number:currency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18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18P0"/>
    </number:currency-style>
    <number:currency-style style:name="N120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21">
      <number:year number:style="long"/>
    </number:date-style>
    <number:currency-style style:name="N122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22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3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3P0"/>
    </number:currency-style>
    <number:currency-style style:name="N124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7P0"/>
    </number:currency-style>
    <number:date-style style:name="N128">
      <number:month number:style="long" number:textual="true"/>
      <number:text> </number:text>
      <number:year number:style="long"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bvx" number:country="CG">CFA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33">
      <style:text-properties fo:color="#ff0000"/>
      <number:currency-symbol number:language="bvx" number:country="CG">CFA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33P0"/>
    </number:currency-style>
    <number:date-style style:name="N10107" number:language="de" number:country="DE">
      <number:year number:style="long"/>
    </number:date-style>
    <number:date-style style:name="N20121" number:language="en" number:country="US" number:title="User-defined">
      <number:year number:style="long"/>
    </number:date-style>
    <number:date-style style:name="N20122" number:language="en" number:country="US">
      <number:month number:style="long" number:textual="true"/>
      <number:text> </number:text>
      <number:year number:style="long"/>
    </number:date-style>
    <number:date-style style:name="N30107" number:language="pt" number:country="BR">
      <number:year number:style="long"/>
    </number:date-style>
    <number:date-style style:name="N40111" number:language="en" number:country="GB">
      <number:year number:style="long"/>
    </number:date-style>
    <number:date-style style:name="N50109" number:language="en" number:country="AU">
      <number:year number:style="long"/>
    </number:date-style>
    <number:date-style style:name="N60107" number:language="nl" number:country="NL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bOFußzeile">
      <style:text-properties fo:language="de" fo:country="DE"/>
    </style:style>
    <style:style style:name="MP2" style:family="paragraph" style:parent-style-name="LibOFußzeile">
      <style:paragraph-properties fo:text-align="end" style:justify-single-word="false"/>
    </style:style>
    <style:style style:name="MT1" style:family="text">
      <style:text-properties fo:font-size="10pt" fo:language="de" fo:country="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 style:page-usage="mirrored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ibOSeitenStil" style:page-layout-name="Mpm2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MP1"><text:chapter text:display="name" text:outline-level="1"/><text:tab/><text:page-number text:select-page="current">0</text:page-number></text:p>
      </style:footer-left>
    </style:master-page>
    <style:master-page style:name="LibOErsteSeite" style:page-layout-name="Mpm3" style:next-style-name="LibOCopyright"/>
    <style:master-page style:name="LibOCopyright" style:page-layout-name="Mpm4" style:next-style-name="LibOTitelei">
      <style:footer>
        <text:p text:style-name="MP2"><text:span text:style-name="MT1">Dokumentationen zu LibreOffice unter </text:span><text:a xlink:type="simple" xlink:href="http://de.libreoffice.org/" text:style-name="Internet_20_link" text:visited-style-name="Visited_20_Internet_20_Link"><text:span text:style-name="Internet_20_link"><text:span text:style-name="MT1">de.libreoffice.org</text:span></text:span></text:a></text:p>
      </style:footer>
    </style:master-page>
    <style:master-page style:name="LibOTitelei" style:page-layout-name="Mpm5" style:next-style-name="LibOSeitenStil">
      <style:footer>
        <text:p text:style-name="MP1"><text:title/><text:tab/><text:page-number text:select-page="current">0</text:page-number></text:p>
      </style:footer>
      <style:footer-left>
        <text:p text:style-name="MP1"><text:title/><text:tab/><text:page-number text:select-page="current">0</text:page-number></text:p>
      </style:footer-left>
    </style:master-page>
    <style:master-page style:name="Footnote" style:page-layout-name="Mpm6"/>
    <style:master-page style:name="First_20_Page" style:display-name="First Page" style:page-layout-name="Mpm7" style:next-style-name="Standard"/>
    <style:master-page style:name="LibOKapitel" style:page-layout-name="Mpm7" style:next-style-name="LibOSeitenStil"/>
    <style:master-page style:name="Envelope" style:page-layout-name="Mpm8"/>
    <style:master-page style:name="Endnot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Großkopf</meta:initial-creator>
    <meta:creation-date>2022-08-18T16:08:00.345586267</meta:creation-date>
    <dc:date>2023-06-10T08:17:57.695816943</dc:date>
    <meta:editing-duration>PT17M29S</meta:editing-duration>
    <meta:editing-cycles>5</meta:editing-cycles>
    <meta:generator>LibreOffice/7.1.5.2$Linux_X86_64 LibreOffice_project/85f04e9f809797b8199d13c421bd8a2b025d52b5</meta:generator>
    <meta:document-statistic meta:table-count="0" meta:image-count="0" meta:object-count="0" meta:page-count="1" meta:paragraph-count="28" meta:word-count="205" meta:character-count="1381" meta:non-whitespace-character-count="1220"/>
  </office:meta>
</office:document-meta>
</file>